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Standard" style:list-style-name="L1"/>
    <style:style style:name="P8" style:family="paragraph" style:parent-style-name="Text_20_body" style:list-style-name="L2"/>
    <style:style style:name="P9" style:family="paragraph" style:parent-style-name="Heading_20_1">
      <style:paragraph-properties fo:break-before="page"/>
    </style:style>
    <style:style style:name="T1"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2-19T20:17:46.54">02/19/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Rise of the Runelords<text:tab/>1</text:p>
          <text:p text:style-name="P5">Láidir "Al" Smith<text:tab/>3</text:p>
          <text:p text:style-name="P6">Notes<text:tab/>3</text:p>
          <text:p text:style-name="P6">Backstory<text:tab/>3</text:p>
          <text:p text:style-name="P5">Iradli "El Guapo"<text:tab/>4</text:p>
          <text:p text:style-name="P6">Notes<text:tab/>4</text:p>
          <text:p text:style-name="P6">Backstory<text:tab/>4</text:p>
          <text:p text:style-name="P5">OheeOhee "Woodchuck"<text:tab/>6</text:p>
          <text:p text:style-name="P5">Thaolos "White Shadow" WhiteStar<text:tab/>7</text:p>
        </text:index-body>
      </text:table-of-content>
      <text:p text:style-name="P3"/>
      <text:h text:style-name="P9" text:outline-level="1">Láidir "Al" Smith</text:h>
      <text:h text:style-name="Heading_20_2" text:outline-level="2">Notes</text:h>
      <text:list xml:id="list2021677831911461854" text:style-name="L1">
        <text:list-item>
          <text:p text:style-name="P7">Láidir "Al" Smith. 6'0", black hair, brown eyes, fair skin. Neutral Human Druid.</text:p>
        </text:list-item>
        <text:list-item>
          <text:p text:style-name="P7">He killed his father by mistake (The Incident).</text:p>
        </text:list-item>
        <text:list-item>
          <text:p text:style-name="P7">Mother's name is Eurmara (Air-oo-mahr-ah).</text:p>
        </text:list-item>
        <text:list-item>
          <text:p text:style-name="P7">He has been away from Sandpoint for 10 years.</text:p>
        </text:list-item>
      </text:list>
      <text:h text:style-name="Heading_20_2" text:outline-level="2">Backstory</text:h>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9" text:outline-level="1">Iradli "El Guapo"</text:h>
      <text:h text:style-name="Heading_20_2" text:outline-level="2">Notes</text:h>
      <text:list xml:id="list8456589625575609897" text:style-name="L2">
        <text:list-item>
          <text:p text:style-name="P8">Lived in Sandpoint for just over 6 years (a year before "The Late Unpleasentness")</text:p>
        </text:list-item>
      </text:list>
      <text:h text:style-name="Heading_20_2" text:outline-level="2">Backstory</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text:soft-page-break/>over the country were supposed to come to it. He has a weird feeling that perhaps, just perhaps it can turn into the starting point of his adventures he is now looking for.</text:p>
      <text:h text:style-name="P9"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9" text:outline-level="1">Thaolos "White Shadow"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8M19S</meta:editing-duration>
    <meta:editing-cycles>38</meta:editing-cycles>
    <meta:generator>OpenOffice.org/3.4$Win32 OpenOffice.org_project/340m1$Build-9590</meta:generator>
    <dc:date>2013-02-19T20:17:46.53</dc:date>
    <dc:creator>Nick Derevjanik</dc:creator>
    <meta:document-statistic meta:table-count="0" meta:image-count="0" meta:object-count="0" meta:page-count="8" meta:paragraph-count="57" meta:word-count="2387" meta:character-count="13433"/>
    <meta:user-defined meta:name="Info 1"/>
    <meta:user-defined meta:name="Info 2"/>
    <meta:user-defined meta:name="Info 3"/>
    <meta:user-defined meta:name="Info 4"/>
  </office:meta>
</office:document-meta>
</file>